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co1" style:family="table-column">
      <style:table-column-properties style:column-width="5.20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36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0.5pt" style:font-size-asian="10.5pt" style:font-size-complex="10.5pt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use-window-font-color="true" style:font-name="Liberation Sans" fo:font-size="10.5pt" style:letter-kerning="true" style:font-name-asian="Noto Sans CJK SC" style:font-size-asian="10.5pt" style:font-name-complex="Lohit Devanagari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203cm" svg:height="5.158cm" svg:x="1.318cm" svg:y="6.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Android</text:p>
              </table:table-cell>
            </table:table-row>
            <table:table-row table:style-name="ro1">
              <table:table-cell table:style-name="ce2">
                <text:p text:style-name="P2"/>
                <text:p text:style-name="P2">Store :String</text:p>
                <text:p text:style-name="P2">System :String</text:p>
                <text:p text:style-name="P2">Camera :String</text:p>
                <text:p text:style-name="P2">Ram : String</text:p>
                <text:p text:style-name="P2">Storage : String</text:p>
                <text:p text:style-name="P2"/>
              </table:table-cell>
            </table:table-row>
            <table:table-row table:style-name="ro1">
              <table:table-cell table:style-name="ce3">
                <text:p text:style-name="P3"><text:span text:style-name="T1">Android_Phone()</text:span></text:p>
                <text:p text:style-name="P3"><text:span text:style-name="T1">Common_feature(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controls" svg:width="5.203cm" svg:height="4.37cm" svg:x="7.805cm" svg:y="1.6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Cell_Phone</text:p>
              </table:table-cell>
            </table:table-row>
            <table:table-row table:style-name="ro1">
              <table:table-cell table:style-name="ce2">
                <text:p text:style-name="P2"/>
                <text:p text:style-name="P2">cam_str : String</text:p>
                <text:p text:style-name="P2">ram_str : String</text:p>
                <text:p text:style-name="P2">int_storage: String</text:p>
                <text:p text:style-name="P2"/>
              </table:table-cell>
            </table:table-row>
            <table:table-row table:style-name="ro1">
              <table:table-cell table:style-name="ce3">
                <text:p text:style-name="P3"><text:span text:style-name="T2">Obj = Android();</text:span></text:p>
                <text:p text:style-name="P3"><text:span text:style-name="T2">Obj =IOS(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controls" svg:width="5.203cm" svg:height="5.122cm" svg:x="14.488cm" svg:y="6.38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">IOS</text:p>
              </table:table-cell>
            </table:table-row>
            <table:table-row table:style-name="ro1">
              <table:table-cell table:style-name="ce2">
                <text:p text:style-name="P2"/>
                <text:p text:style-name="P2">Store : String</text:p>
                <text:p text:style-name="P2">System : String</text:p>
                <text:p text:style-name="P2">Camera : String</text:p>
                <text:p text:style-name="P2">Ram : String</text:p>
                <text:p text:style-name="P2">Storage : String</text:p>
                <text:p text:style-name="P2"/>
              </table:table-cell>
            </table:table-row>
            <table:table-row table:style-name="ro1">
              <table:table-cell table:style-name="ce3">
                <text:p text:style-name="P3"><text:span text:style-name="T1">IOS_Phone()</text:span></text:p>
                <text:p text:style-name="P3"><text:span text:style-name="T1">Common_Features();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4" draw:layer="controls" svg:x1="13.1cm" svg:y1="3.4cm" svg:x2="16.1cm" svg:y2="3.4cm">
          <text:p/>
        </draw:line>
        <draw:line draw:style-name="gr1" draw:text-style-name="P4" draw:layer="controls" svg:x1="4.8cm" svg:y1="3.4cm" svg:x2="7.8cm" svg:y2="3.4cm">
          <text:p/>
        </draw:line>
        <draw:line draw:style-name="gr2" draw:text-style-name="P4" draw:layer="controls" svg:x1="4.8cm" svg:y1="3.4cm" svg:x2="4.8cm" svg:y2="6.3cm">
          <text:p/>
        </draw:line>
        <draw:line draw:style-name="gr2" draw:text-style-name="P4" draw:layer="controls" svg:x1="16.1cm" svg:y1="3.4cm" svg:x2="16.1cm" svg:y2="6.3cm">
          <text:p/>
        </draw:line>
        <draw:frame draw:style-name="standard" draw:layer="controls" svg:width="5.203cm" svg:height="4.259cm" svg:x="7.679cm" svg:y="13.8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Mobile_phone_features</text:p>
              </table:table-cell>
            </table:table-row>
            <table:table-row table:style-name="ro1">
              <table:table-cell table:style-name="ce2">
                <text:p text:style-name="P3"><text:span text:style-name="T3"/></text:p>
                <text:p text:style-name="P3"><text:span text:style-name="T3">SMS : </text:span><text:span text:style-name="T2">Final </text:span><text:span text:style-name="T2">String</text:span></text:p>
                <text:p text:style-name="P3"><text:span text:style-name="T3">MMS : </text:span><text:span text:style-name="T2">Final </text:span><text:span text:style-name="T2">String</text:span></text:p>
                <text:p text:style-name="P2">Dial_pad : Final String</text:p>
                <text:p text:style-name="P2"/>
              </table:table-cell>
            </table:table-row>
            <table:table-row table:style-name="ro1">
              <table:table-cell table:style-name="ce3">
                <text:p text:style-name="P3"><text:span text:style-name="T1">Common_feature();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4" draw:layer="controls" svg:x1="4.7cm" svg:y1="11.5cm" svg:x2="4.7cm" svg:y2="15.4cm">
          <text:p/>
        </draw:line>
        <draw:line draw:style-name="gr1" draw:text-style-name="P4" draw:layer="controls" svg:x1="16.1cm" svg:y1="11.5cm" svg:x2="16.1cm" svg:y2="15.4cm">
          <text:p/>
        </draw:line>
        <draw:line draw:style-name="gr2" draw:text-style-name="P4" draw:layer="controls" svg:x1="4.7cm" svg:y1="15.4cm" svg:x2="7.7cm" svg:y2="15.4cm">
          <text:p/>
        </draw:line>
        <draw:line draw:style-name="gr3" draw:text-style-name="P3" draw:layer="controls" svg:x1="12.9cm" svg:y1="15.4cm" svg:x2="16.1cm" svg:y2="15.4cm">
          <text:p/>
        </draw:line>
        <draw:frame draw:style-name="standard" draw:layer="controls" svg:width="5.203cm" svg:height="3.364cm" svg:x="7.922cm" svg:y="7.4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4">
                <text:p text:style-name="P1"><text:span text:style-name="T1">&lt;&lt;Interface&gt;&gt;</text:span></text:p>
                <text:p text:style-name="P1"><text:span text:style-name="T1">Separate_Features</text:span></text:p>
              </table:table-cell>
            </table:table-row>
            <table:table-row table:style-name="ro1">
              <table:table-cell table:style-name="ce2">
                <text:p text:style-name="P2"/>
                <text:p text:style-name="P2">camera();</text:p>
                <text:p text:style-name="P2">Ram();</text:p>
                <text:p text:style-name="P2">Storage();</text:p>
                <text:p text:style-name="P2"/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2:51:41.870984413</meta:creation-date>
    <dc:date>2021-10-05T14:02:47.963576584</dc:date>
    <meta:editing-duration>PT9M23S</meta:editing-duration>
    <meta:editing-cycles>1</meta:editing-cycles>
    <meta:document-statistic meta:object-count="13"/>
    <meta:generator>LibreOffice/6.4.7.2$Linux_X86_64 LibreOffice_project/40$Build-2</meta:generator>
  </office:meta>
</office:document-meta>
</file>